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BulletedList"/>
    <style:style style:name="P3" style:family="paragraph" style:parent-style-name="OrgTitle">
      <style:text-properties officeooo:rsid="001798bd" officeooo:paragraph-rsid="001798bd"/>
    </style:style>
    <style:style style:name="P4" style:family="paragraph" style:parent-style-name="OrgTitle">
      <style:text-properties fo:font-size="16pt" fo:font-weight="normal" officeooo:rsid="001798bd" officeooo:paragraph-rsid="001798bd" style:font-size-asian="16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P3">Pranav Bhaskar</text:p>
      <text:p text:style-name="P4">WEB DEVELOPER</text:p>
      <text:p text:style-name="OrgSubtitle"/>
      <text:p text:style-name="Text_20_body">Pune, Maharashtra, India </text:p>
      <text:list xml:id="list1185583638" text:style-name="OrgBulletedList">
        <text:list-item>
          <text:p text:style-name="P2">Email: pranavbhaskar17@gmail.com </text:p>
        </text:list-item>
        <text:list-item>
          <text:p text:style-name="P2">Phone: +91 8789 59 2893 </text:p>
        </text:list-item>
        <text:list-item>
          <text:p text:style-name="P2">GitHub: <text:a xlink:type="simple" xlink:href="https://github.com/CoderPrans" text:style-name="Internet_20_link" text:visited-style-name="Visited_20_Internet_20_Link">https://github.com/CoderPrans</text:a> </text:p>
        </text:list-item>
        <text:list-item>
          <text:p text:style-name="P2">LinkedIn: <text:a xlink:type="simple" xlink:href="https://linkedin.com/in/CoderPrans" text:style-name="Internet_20_link" text:visited-style-name="Visited_20_Internet_20_Link">https://linkedin.com/in/CoderPrans</text:a> </text:p>
        </text:list-item>
        <text:list-item>
          <text:p text:style-name="P2">Twitter: <text:a xlink:type="simple" xlink:href="https://twitter.com/CoderPrans" text:style-name="Internet_20_link" text:visited-style-name="Visited_20_Internet_20_Link">https://twitter.com/CoderPrans</text:a> </text:p>
        </text:list-item>
      </text:list>
      <text:p text:style-name="Text_20_body">HTML5, CSS3, JavaScript, Clojure/Script, React.js, Redux, Node.js, MongoDB, Git, PWAs </text:p>
      <text:list xml:id="list102947497254921" text:style-name="OrgBulletedList">
        <text:list-item>
          <text:p text:style-name="P2">Front End Libraries, FreeCodeCamp </text:p>
          <text:list>
            <text:list-item>
              <text:p text:style-name="P2"><text:a xlink:type="simple" xlink:href="https://www.freecodecamp.org/certification/coderprans/front-end-libraries" text:style-name="Internet_20_link" text:visited-style-name="Visited_20_Internet_20_Link">https://www.freecodecamp.org/certification/coderprans/front-end-libraries</text:a> </text:p>
            </text:list-item>
          </text:list>
        </text:list-item>
        <text:list-item>
          <text:p text:style-name="P2">Responsive Web Design, FreeCodeCamp </text:p>
          <text:list>
            <text:list-item>
              <text:p text:style-name="P2"><text:a xlink:type="simple" xlink:href="https://www.freecodecamp.org/certification/coderprans/responsive-web-design" text:style-name="Internet_20_link" text:visited-style-name="Visited_20_Internet_20_Link">https://www.freecodecamp.org/certification/coderprans/responsive-web-design</text:a> </text:p>
            </text:list-item>
          </text:list>
        </text:list-item>
        <text:list-item>
          <text:p text:style-name="P2">Front End Development, FreeCodeCamp </text:p>
          <text:list>
            <text:list-item>
              <text:p text:style-name="P2"><text:a xlink:type="simple" xlink:href="https://www.freecodecamp.org/certification/coderprans/legacy-front-end" text:style-name="Internet_20_link" text:visited-style-name="Visited_20_Internet_20_Link">https://www.freecodecamp.org/certification/coderprans/legacy-front-end</text:a> </text:p>
            </text:list-item>
          </text:list>
        </text:list-item>
        <text:list-item>
          <text:p text:style-name="P2">APIs and Microservices, FreeCodeCamp </text:p>
          <text:list>
            <text:list-item>
              <text:p text:style-name="P2"><text:a xlink:type="simple" xlink:href="https://www.freecodecamp.org/certification/coderprans/apis-and-microservices" text:style-name="Internet_20_link" text:visited-style-name="Visited_20_Internet_20_Link">https://www.freecodecamp.org/certification/coderprans/apis-and-microservices</text:a> </text:p>
            </text:list-item>
          </text:list>
        </text:list-item>
        <text:list-item>
          <text:p text:style-name="P2">Javascript Algorithms and Data Structures, FreeCodeCamp </text:p>
          <text:list>
            <text:list-item>
              <text:p text:style-name="P2"><text:a xlink:type="simple" xlink:href="https://www.freecodecamp.org/certification/coderprans/javascript-algorithms-and-data-structures" text:style-name="Internet_20_link" text:visited-style-name="Visited_20_Internet_20_Link">https://www.freecodecamp.org/certification/coderprans/javascript-algorithms-and-data-structures</text:a> </text:p>
            </text:list-item>
          </text:list>
        </text:list-item>
        <text:list-item>
          <text:p text:style-name="P2">Data Visualization, FreeCodeCamp </text:p>
          <text:list>
            <text:list-item>
              <text:p text:style-name="P2"><text:a xlink:type="simple" xlink:href="https://www.freecodecamp.org/certification/coderprans/data-visualization" text:style-name="Internet_20_link" text:visited-style-name="Visited_20_Internet_20_Link">https://www.freecodecamp.org/certification/coderprans/data-visualization</text:a> </text:p>
            </text:list-item>
          </text:list>
        </text:list-item>
      </text:list>
      <text:h text:style-name="Heading_5f_20_5f_1_5f_unnumbered" text:outline-level="1"><text:bookmark text:name="org20bec19"/><text:bookmark-start text:name="OrgXref.org20bec19"/>Experience <text:bookmark-end text:name="OrgXref.org20bec19"/></text:h>
      <text:h text:style-name="Heading_5f_20_5f_2_5f_unnumbered" text:outline-level="2"><text:bookmark text:name="org8ccfe4e"/><text:bookmark-start text:name="OrgXref.org8ccfe4e"/>Software Engineer, Starlly Solutions Pvt. Ltd. <text:bookmark-end text:name="OrgXref.org8ccfe4e"/></text:h>
      <text:p text:style-name="Text_20_body">Notable Projects: <text:a xlink:type="simple" xlink:href="https://v2.starlly.in/" text:style-name="Internet_20_link" text:visited-style-name="Visited_20_Internet_20_Link">Spectra</text:a> </text:p>
      <text:p text:style-name="Text_20_body">Tech Used: React, Redux, Node, Typescript </text:p>
      <text:h text:style-name="Heading_5f_20_5f_2_5f_unnumbered" text:outline-level="2"><text:bookmark text:name="org8df0080"/><text:bookmark-start text:name="OrgXref.org8df0080"/>Freelancing <text:bookmark-end text:name="OrgXref.org8df0080"/></text:h>
      <text:p text:style-name="Text_20_body">Notable Projects: <text:a xlink:type="simple" xlink:href="https://hunarpro.coderprans.vercel.app/" text:style-name="Internet_20_link" text:visited-style-name="Visited_20_Internet_20_Link">HunarPro</text:a>, <text:a xlink:type="simple" xlink:href="https://warjecms.org/" text:style-name="Internet_20_link" text:visited-style-name="Visited_20_Internet_20_Link">CMS Warje</text:a> </text:p>
      <text:p text:style-name="Text_20_body">Tech Used: React, React/Next, Python, Svelte </text:p>
      <text:h text:style-name="Heading_5f_20_5f_2_5f_unnumbered" text:outline-level="2"><text:bookmark text:name="org86836ab"/><text:bookmark-start text:name="OrgXref.org86836ab"/>Web Developer, Opinta Solutions Pvt. Ltd. <text:bookmark-end text:name="OrgXref.org86836ab"/></text:h>
      <text:p text:style-name="Text_20_body">Notable Projects: <text:a xlink:type="simple" xlink:href="https://opintasolutions.coderprans.now.sh/" text:style-name="Internet_20_link" text:visited-style-name="Visited_20_Internet_20_Link">Opinta Solutions</text:a>, <text:a xlink:type="simple" xlink:href="https://extrasave.coderprans.now.sh/" text:style-name="Internet_20_link" text:visited-style-name="Visited_20_Internet_20_Link">ExtraSave</text:a> </text:p>
      <text:p text:style-name="Text_20_body"><text:soft-page-break/>Tech Used: React, React/Gatsby, Node, MongoDB, GraphQL </text:p>
      <text:h text:style-name="Heading_5f_20_5f_1_5f_unnumbered" text:outline-level="1"><text:bookmark text:name="org03ac3ff"/><text:bookmark-start text:name="OrgXref.org03ac3ff"/>Selected Projects <text:bookmark-end text:name="OrgXref.org03ac3ff"/></text:h>
      <text:h text:style-name="Heading_5f_20_5f_2_5f_unnumbered" text:outline-level="2"><text:bookmark text:name="orgc458cb7"/><text:bookmark-start text:name="OrgXref.orgc458cb7"/>Hindi Archive <text:bookmark-end text:name="OrgXref.orgc458cb7"/></text:h>
      <text:list xml:id="list102947847075272" text:style-name="OrgBulletedList">
        <text:list-item>
          <text:p text:style-name="P2"><text:a xlink:type="simple" xlink:href="https://hindiarchive.netlify.app/" text:style-name="Internet_20_link" text:visited-style-name="Visited_20_Internet_20_Link">https://hindiarchive.netlify.app</text:a> </text:p>
        </text:list-item>
      </text:list>
      <text:p text:style-name="Text_20_body">Search frontent for searching Hindi contents on the Internet Archive. </text:p>
      <text:p text:style-name="Text_20_body">Tech Used: React, Flask </text:p>
      <text:h text:style-name="Heading_5f_20_5f_2_5f_unnumbered" text:outline-level="2"><text:bookmark text:name="org641830e"/><text:bookmark-start text:name="OrgXref.org641830e"/>Opinta Solutions <text:bookmark-end text:name="OrgXref.org641830e"/></text:h>
      <text:list xml:id="list102947384656120" text:style-name="OrgBulletedList">
        <text:list-item>
          <text:p text:style-name="P2"><text:a xlink:type="simple" xlink:href="https://opintasolutions.coderprans.now.sh/" text:style-name="Internet_20_link" text:visited-style-name="Visited_20_Internet_20_Link">https://opintasolutions.coderprans.now.sh/</text:a> </text:p>
        </text:list-item>
      </text:list>
      <text:p text:style-name="Text_20_body">Website/Blog for a web solutions startup. </text:p>
      <text:p text:style-name="Text_20_body">Tech Used: React/Gatsby, Headless CMS(WordPress) </text:p>
      <text:h text:style-name="Heading_5f_20_5f_2_5f_unnumbered" text:outline-level="2"><text:bookmark text:name="org2dc9ccc"/><text:bookmark-start text:name="OrgXref.org2dc9ccc"/>Hacker News CLJS <text:bookmark-end text:name="OrgXref.org2dc9ccc"/></text:h>
      <text:list xml:id="list102946978419012" text:style-name="OrgBulletedList">
        <text:list-item>
          <text:p text:style-name="P2"><text:a xlink:type="simple" xlink:href="https://hncljs.netlify.app/" text:style-name="Internet_20_link" text:visited-style-name="Visited_20_Internet_20_Link">https://hncljs.netlify.app/</text:a> </text:p>
        </text:list-item>
      </text:list>
      <text:p text:style-name="Text_20_body">A Hacker News clone. </text:p>
      <text:p text:style-name="Text_20_body">Tech Used: ClojureScript, Re-frame </text:p>
      <text:h text:style-name="Heading_5f_20_5f_2_5f_unnumbered" text:outline-level="2"><text:bookmark text:name="orgeb5fe82"/><text:bookmark-start text:name="OrgXref.orgeb5fe82"/>Hunar Pro <text:bookmark-end text:name="OrgXref.orgeb5fe82"/></text:h>
      <text:list xml:id="list102946096608972" text:style-name="OrgBulletedList">
        <text:list-item>
          <text:p text:style-name="P2"><text:a xlink:type="simple" xlink:href="https://hunarpro.coderprans.vercel.app/" text:style-name="Internet_20_link" text:visited-style-name="Visited_20_Internet_20_Link">https://hunarpro.coderprans.vercel.app/</text:a> </text:p>
        </text:list-item>
      </text:list>
      <text:p text:style-name="Text_20_body">Website for Robotics skill training startup. </text:p>
      <text:p text:style-name="Text_20_body">Tech Used: React/Next, Stripe </text:p>
      <text:h text:style-name="Heading_5f_20_5f_2_5f_unnumbered" text:outline-level="2"><text:bookmark text:name="org70100ed"/><text:bookmark-start text:name="OrgXref.org70100ed"/>RSS Reader <text:bookmark-end text:name="OrgXref.org70100ed"/></text:h>
      <text:list xml:id="list102946792512642" text:style-name="OrgBulletedList">
        <text:list-item>
          <text:p text:style-name="P2"><text:a xlink:type="simple" xlink:href="https://rss-reader.coderprans.vercel.app/" text:style-name="Internet_20_link" text:visited-style-name="Visited_20_Internet_20_Link">https://rss-reader.coderprans.vercel.app/</text:a> </text:p>
        </text:list-item>
      </text:list>
      <text:p text:style-name="Text_20_body">PWA feed reader </text:p>
      <text:p text:style-name="Text_20_body">Tech Used: React/Next, MongoDB </text:p>
      <text:h text:style-name="Heading_5f_20_5f_1_5f_unnumbered" text:outline-level="1"><text:bookmark text:name="org441ab1d"/><text:bookmark-start text:name="OrgXref.org441ab1d"/>Education <text:bookmark-end text:name="OrgXref.org441ab1d"/></text:h>
      <text:h text:style-name="Heading_5f_20_5f_2_5f_unnumbered" text:outline-level="2"><text:bookmark text:name="org9d0a0f4"/><text:bookmark-start text:name="OrgXref.org9d0a0f4"/>freeCodeCamp.org <text:bookmark-end text:name="OrgXref.org9d0a0f4"/></text:h>
      <text:p text:style-name="Text_20_body">Full Stack Web Development Certification, Computer Software Engineering </text:p>
      <text:h text:style-name="Heading_5f_20_5f_2_5f_unnumbered" text:outline-level="2"><text:bookmark text:name="org5d6008b"/><text:bookmark-start text:name="OrgXref.org5d6008b"/>MIT Academy of Engineering, Alandi, Pune <text:bookmark-end text:name="OrgXref.org5d6008b"/></text:h>
      <text:p text:style-name="Text_20_body">Bachelor of Technology (BTech), Electronics Engineering </text:p>
      <text:p text:style-name="Text_20_body">TODO Add more links TODO Add certificate links TODO Add projects TODO Describe experiences TODO Improve summary TODO Add relevent skil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loext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dc:date>2021-05-07T10:30:57.103152163</dc:date>
    <meta:creation-date>2021-05-07T10:29:25</meta:creation-date>
    <meta:generator>LibreOffice/6.0.7.3$Linux_x86 LibreOffice_project/00m0$Build-3</meta:generator>
    <meta:keyword/>
    <dc:subject/>
    <dc:title>Pranav Bhaskar</dc:title>
    <meta:editing-duration>PT1M11S</meta:editing-duration>
    <meta:editing-cycles>1</meta:editing-cycles>
    <meta:document-statistic meta:table-count="0" meta:image-count="0" meta:object-count="0" meta:page-count="2" meta:paragraph-count="62" meta:word-count="244" meta:character-count="2376" meta:non-whitespace-character-count="2160"/>
  </office:meta>
</office:document-meta>
</file>